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6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0"/>
    <style:style style:name="P28" style:family="paragraph" style:parent-style-name="Standard" style:list-style-name="L5">
      <style:paragraph-properties fo:margin-left="0.5in" fo:margin-right="0in" fo:text-indent="0in" style:auto-text-indent="fals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2" style:family="paragraph">
      <style:paragraph-properties style:writing-mode="lr-tb"/>
    </style:style>
    <style:style style:name="P3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37131552" text:id="ct337131552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xml:id="ct336908992" text:id="ct336908992">
          <text:insertion>
            <office:change-info>
              <dc:creator>Bob Jacobsen</dc:creator>
              <dc:date>2012-04-22T16:17:00</dc:date>
            </office:change-info>
          </text:insertion>
        </text:changed-region>
        <text:changed-region xml:id="ct304096672" text:id="ct304096672">
          <text:insertion>
            <office:change-info>
              <dc:creator>Bob Jacobsen</dc:creator>
              <dc:date>2012-04-22T16:18:00</dc:date>
            </office:change-info>
          </text:insertion>
        </text:changed-region>
        <text:changed-region xml:id="ct399968656" text:id="ct399968656">
          <text:insertion>
            <office:change-info>
              <dc:creator>Bob Jacobsen</dc:creator>
              <dc:date>2010-10-13T22:18:00</dc:date>
            </office:change-info>
          </text:insertion>
        </text:changed-region>
        <text:changed-region xml:id="ct400180096" text:id="ct400180096">
          <text:deletion>
            <office:change-info>
              <dc:creator>Bob Jacobsen</dc:creator>
              <dc:date>2010-10-08T18:29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70956671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change-start text:change-id="ct337131552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 (includes aspects of moving on and off CAN to other forms)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1924461884" text:style-name="L2">
        <text:list-item>
          <text:p text:style-name="P20">The OpenLCB Frame Transfer Specification, which specifies …</text:p>
        </text:list-item>
        <text:list-item>
          <text:p text:style-name="P20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245551137" text:style-name="L3">
        <text:list-item>
          <text:p text:style-name="P21">OpenLCB Common Information Technical Note</text:p>
        </text:list-item>
      </text:list>
      <text:h text:style-name="Heading_20_1" text:outline-level="1">States</text:h>
      <text:p text:style-name="Standard">The message network layer in an OpenLCB-CAN node has two states: </text:p>
      <text:list xml:id="list727747888" text:style-name="L4">
        <text:list-item>
          <text:p text:style-name="P22">Uninitialized</text:p>
        </text:list-item>
        <text:list-item>
          <text:p text:style-name="P22">Initialized</text:p>
        </text:list-item>
      </text:list>
      <text:p text:style-name="Standard">Nodes shall start in the Uninitialized state.</text:p>
      <text:p text:style-name="Standard">A node in the Uninitialized state may transmit an Initialization Complete message. <text:s/>A node in the Unitialized state shall not transmit any other message type.</text:p>
      <text:p text:style-name="Standard">A node in <text:span text:style-name="T6">the</text:span> Initialized state may transmit any message type.</text:p>
      <text:p text:style-name="Standard"><text:soft-page-break/></text:p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6">the</text:span> frame, the format and contents of which is defined in this section. <text:s/>There are two formats, indicated by the most significant bit of the variable field.</text:p>
      <text:p text:style-name="Standard">(refer back to the general standard, where most of the content is)</text:p>
      <text:p text:style-name="Standard">(Needs to discuss structure of CAN MTI, so that equipment can count on the long-term-stable parts of that)</text:p>
      <text:p text:style-name="Standard">(The following bits about addressing are somewhat overlapping with the frame-level, which is where addressed vs non-addressed is structured for CAN)</text:p>
      <text:p text:style-name="Standard"/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1">Message Type Indicator: 0x</text:p>
      <text:p text:style-name="P11">Destination address present: No</text:p>
      <text:p text:style-name="P11">Simple subset: </text:p>
      <text:p text:style-name="P11">Priority group: </text:p>
      <text:p text:style-name="P11">Content: Node ID of the sending node</text:p>
      <text:p text:style-name="P12">CAN frame format: </text:p>
      <text:h text:style-name="Heading_20_3" text:outline-level="3">Verify Node ID</text:h>
      <text:p text:style-name="P11">Message Type Indicator: 0x</text:p>
      <text:p text:style-name="P11">Destination address present: Both yes and no</text:p>
      <text:p text:style-name="P11"><text:soft-page-break/>Simple subset: </text:p>
      <text:p text:style-name="P11">Priority group: </text:p>
      <text:p text:style-name="P11">Content: </text:p>
      <text:p text:style-name="P12">CAN frame format: </text:p>
      <text:h text:style-name="Heading_20_3" text:outline-level="3">Verified Node ID</text:h>
      <text:p text:style-name="P11">Message Type Indicator: 0x</text:p>
      <text:p text:style-name="P11">Destination address present: No (space reasons originally, but these no longer apply?)</text:p>
      <text:p text:style-name="P11">Simple subset: </text:p>
      <text:p text:style-name="P11">Priority group: </text:p>
      <text:p text:style-name="P11">Content: NID of the sending node – this is sent in full 48 bit format in all wire protocols, even if an alternate form or alias is available elsewhere in the message</text:p>
      <text:p text:style-name="P12">CAN frame format: </text:p>
      <text:h text:style-name="Heading_20_3" text:outline-level="3">Optional Interaction Rejected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405258167" text:style-name="L5">
        <text:list-item>
          <text:p text:style-name="P28">Mandatory most recent MTI (2 bytes)</text:p>
        </text:list-item>
        <text:list-item>
          <text:p text:style-name="P28">Mandatory error code (TBD) </text:p>
        </text:list-item>
        <text:list-item>
          <text:p text:style-name="P28">Optional data content (TBD)</text:p>
        </text:list-item>
      </text:list>
      <text:p text:style-name="P12">CAN frame format: </text:p>
      <text:h text:style-name="Heading_20_3" text:outline-level="3">Terminate Due to Error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1252460794" text:continue-numbering="true" text:style-name="L5">
        <text:list-item>
          <text:p text:style-name="P28">Mandatory most recent MTI <text:s/>(2 bytes)</text:p>
        </text:list-item>
        <text:list-item>
          <text:p text:style-name="P28"><text:soft-page-break/>Mandatory error code (TBD) </text:p>
        </text:list-item>
        <text:list-item>
          <text:p text:style-name="P28">Optional data content (TBD)</text:p>
        </text:list-item>
      </text:list>
      <text:p text:style-name="P12">CAN frame format: </text:p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Node Initialization</text:h>
      <text:p text:style-name="Standard">Newly functional nodes, once their start-up is complete and they are fully operational, including having the frame transfer layer in “Permitted state”, shall send an "Initialization Complete" message and enter Initialized state.</text:p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all not transmit any further messages until reset because this message will be received at the other duplicate-ID node(s), resulting in additional “Duplicate Source ID detected” global events and causing a possible message loop.</text:p>
      <text:h text:style-name="Heading_20_2" text:outline-level="2">Node ID Discovery</text:h>
      <text:p text:style-name="Standard">Upon receipt of a Verify Node ID Number message addressed to it, or an unaddressed Verify Node ID Number message, a node must reply with an unaddressed Verified Node ID Number message.</text:p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Reject Addressed Optional Interaction</text:h>
      <text:list xml:id="list569242348" text:style-name="L6">
        <text:list-item>
          <text:p text:style-name="P23">Node A receives an addressed message from Node B that carries Node A's NID. </text:p>
        </text:list-item>
      </text:list>
      <text:list xml:id="list1429853314" text:style-name="L7">
        <text:list-item>
          <text:p text:style-name="P24">The MTI indicates the start of an optional interaction. </text:p>
        </text:list-item>
      </text:list>
      <text:list xml:id="list268512684" text:style-name="L8">
        <text:list-item>
          <text:p text:style-name="P25">If Node A does not want to take part in the optional interaction, it may send an Optional Interaction Rejected message addressed to Node B with the original MTI in the message content. There is no requirement that OIR be sent; the node may silently ignore the incoming message.</text:p>
        </text:list-item>
      </text:list>
      <text:p text:style-name="Standard">The message content also contains an optional reason code and an optional data value. The use of these fields is to be defined. </text:p>
      <text:h text:style-name="Heading_20_3" text:outline-level="3"><text:soft-page-break/>Reject Unaddressed Optional Interaction</text:h>
      <text:list xml:id="list95411857" text:style-name="L9">
        <text:list-item>
          <text:p text:style-name="P26">Node A receives an unaddressed message from Node B. </text:p>
        </text:list-item>
        <text:list-item>
          <text:p text:style-name="P26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h text:style-name="Heading_20_3" text:outline-level="3">Reject Addressed Standard Interaction Due to Error</text:h>
      <text:list xml:id="list630154153" text:style-name="L10">
        <text:list-item>
          <text:p text:style-name="P27">Node A is taking part in an addressed interaction with Node B. Either node may be able to send the next message.</text:p>
        </text:list-item>
        <text:list-item>
          <text:p text:style-name="P27">Some error condition prevents Node A from continuing the interaction. </text:p>
        </text:list-item>
        <text:list-item>
          <text:p text:style-name="P27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><text:change-end text:change-id="ct337131552"/><text:change-start text:change-id="ct336908992"/>(much of the discussion here should move to the TN)</text:p>
      <text:p text:style-name="Standard">Needs definition of a permanent vs temporary bi<text:change-end text:change-id="ct336908992"/><text:change-start text:change-id="ct304096672"/>t in the error code information (consider choosing bits in a similar way to the datagram definitions)<text:change-end text:change-id="ct304096672"/><text:change-start text:change-id="ct399968656"/></text:p>
      <text:p text:style-name="P1"><text:change-end text:change-id="ct399968656"/><text:change text:change-id="ct40018009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States<text:tab/>1</text:p>
          <text:p text:style-name="P13"><text:s/>5 Message Format (Normative)<text:tab/>2</text:p>
          <text:p text:style-name="P14"><text:s/>5.1 Global (non-addressed) messages<text:tab/>2</text:p>
          <text:p text:style-name="P14"><text:s/>5.2 Addressed messages<text:tab/>2</text:p>
          <text:p text:style-name="P13"><text:s/>6 Messages (Normative)<text:tab/>2</text:p>
          <text:p text:style-name="P15"><text:s/>6.1.1 Initialization Complete<text:tab/>2</text:p>
          <text:p text:style-name="P15"><text:s/>6.1.2 Verify Node ID<text:tab/>2</text:p>
          <text:p text:style-name="P15"><text:s/>6.1.3 Verified Node ID<text:tab/>2</text:p>
          <text:p text:style-name="P15"><text:s/>6.1.4 Optional Interaction Rejected<text:tab/>3</text:p>
          <text:p text:style-name="P15"><text:s/>6.1.5 Terminate Due to Error<text:tab/>3</text:p>
          <text:p text:style-name="P13"><text:s/>7 Interactions (Normative)<text:tab/>3</text:p>
          <text:p text:style-name="P14"><text:s/>7.1 Node Initialization<text:tab/>4</text:p>
          <text:p text:style-name="P14"><text:s/>7.2 Duplicate Node ID Detection<text:tab/>4</text:p>
          <text:p text:style-name="P14"><text:s/>7.3 Node ID Discovery<text:tab/>4</text:p>
          <text:p text:style-name="P14"><text:s/>7.4 Error Handling<text:tab/>4</text:p>
          <text:p text:style-name="P15"><text:s/>7.4.1 Reject Addressed Optional Interaction<text:tab/>5</text:p>
          <text:p text:style-name="P15"><text:s/>7.4.2 Reject Unaddressed Optional Interaction<text:tab/>5</text:p>
          <text:p text:style-name="P15"><text:s/>7.4.3 Reject Addressed Standard Interaction Due to Error<text:tab/>5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400984496" text:id="ct40098449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332466224" text:id="ct33246622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400984496"/><text:change-start text:change-id="ct332466224"/>OpenLCB-CAN Message Network Standard<text:change-end text:change-id="ct332466224"/></text:p>
      </style:header>
      <style:footer>
        <text:tracked-changes>
          <text:changed-region xml:id="ct403307216" text:id="ct4033072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28935296" text:id="ct528935296">
            <text:insertion>
              <office:change-info>
                <dc:creator>Bob Jacobsen</dc:creator>
                <dc:date>2011-07-23T20:10:00</dc:date>
              </office:change-info>
            </text:insertion>
          </text:changed-region>
        </text:tracked-changes>
        <text:p text:style-name="MP4"><text:change text:change-id="ct403307216"/><text:change-start text:change-id="ct52893529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28935296"/><text:span text:style-name="MT3"><text:tab/>Page </text:span><text:span text:style-name="Page_20_Number"><text:span text:style-name="MT3"><text:page-number text:select-page="current">6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4-22T16:24:33">4/22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37792432" text:id="ct53779243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403269600" text:id="ct4032696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401492960" text:id="ct401492960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xml:id="ct403269728" text:id="ct403269728">
            <text:deletion>
              <office:change-info>
                <dc:creator>Bob Jacobsen</dc:creator>
                <dc:date>2010-10-08T18:28:00</dc:date>
              </office:change-info>
              <text:p text:style-name="MP7">(title)</text:p>
            </text:deletion>
          </text:changed-region>
          <text:changed-region xml:id="ct824616400" text:id="ct824616400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xml:id="ct824616496" text:id="ct82461649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401119120" text:id="ct401119120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317470320" text:id="ct3174703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317413584" text:id="ct31741358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37792432"/><text:change-start text:change-id="ct403269600"/>OpenLCB St<text:change-end text:change-id="ct403269600"/><text:change-start text:change-id="ct401492960"/>andard<text:change-end text:change-id="ct40149296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03269728"/><text:change-start text:change-id="ct824616400"/>OpenLCB-CAN Message Network<text:change-end text:change-id="ct82461640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824616496"/><text:change-start text:change-id="ct401119120"/><text:date style:data-style-name="N75" text:date-value="2012-04-22T16:24:33">Apr 22, 2012</text:date><text:change-end text:change-id="ct401119120"/></text:p>
            </table:table-cell>
            <table:table-cell table:style-name="Table1.C1" office:value-type="string">
              <text:p text:style-name="MP7"><text:change text:change-id="ct317470320"/><text:change-start text:change-id="ct317413584"/>Preliminary<text:change-end text:change-id="ct317413584"/></text:p>
            </table:table-cell>
          </table:table-row>
        </table:table>
        <text:p text:style-name="Header"/>
      </style:header>
      <style:footer>
        <text:tracked-changes>
          <text:changed-region xml:id="ct401010032" text:id="ct401010032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Copyright 20</text:span></text:p>
            </text:deletion>
          </text:changed-region>
          <text:changed-region xml:id="ct401009936" text:id="ct40100993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400977648" text:id="ct400977648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790645408" text:id="ct79064540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316885520" text:id="ct316885520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and A. Shepherd</text:span></text:p>
            </text:deletion>
          </text:changed-region>
          <text:changed-region xml:id="ct403128560" text:id="ct403128560">
            <text:insertion>
              <office:change-info>
                <dc:creator>Bob Jacobsen</dc:creator>
                <dc:date>2011-07-23T20:10:00</dc:date>
              </office:change-info>
            </text:insertion>
          </text:changed-region>
        </text:tracked-changes>
        <text:p text:style-name="MP8"><text:change text:change-id="ct401010032"/><text:change text:change-id="ct401009936"/><text:change text:change-id="ct400977648"/><text:change text:change-id="ct790645408"/><text:change text:change-id="ct316885520"/><text:change-start text:change-id="ct40312856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403128560"/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4-22T16:24:33">4/22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97</meta:editing-cycles>
    <meta:editing-duration>PT14H17M52S</meta:editing-duration>
    <meta:generator>OpenOffice.org/3.3$Unix OpenOffice.org_project/330m20$Build-9567</meta:generator>
    <dc:date>2012-04-22T16:24:33</dc:date>
    <dc:creator>Bob Jacobsen</dc:creator>
    <meta:keyword>OpenLCB-CAN Message Network</meta:keyword>
    <meta:document-statistic meta:table-count="1" meta:image-count="1" meta:object-count="0" meta:page-count="6" meta:paragraph-count="147" meta:word-count="1381" meta:character-count="8641"/>
    <meta:user-defined meta:name="Info 1"/>
    <meta:user-defined meta:name="Info 2"/>
    <meta:user-defined meta:name="Info 3"/>
    <meta:user-defined meta:name="Info 4"/>
  </office:meta>
</office:document-meta>
</file>